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</text:p>
          </table:table-cell>
          <table:table-cell/>
          <table:table-cell office:value-type="string" calcext:value-type="string">
            <text:p>ICR ( in %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66.67" calcext:value-type="float">
            <text:p>66.67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6.67" calcext:value-type="float">
            <text:p>66.67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float" office:value="54.55" calcext:value-type="float">
            <text:p>54.55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436" calcext:value-type="float">
            <text:p>436</text:p>
          </table:table-cell>
          <table:table-cell/>
          <table:table-cell office:value-type="float" office:value="66.67" calcext:value-type="float">
            <text:p>66.67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60.87" calcext:value-type="float">
            <text:p>60.87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66.67" calcext:value-type="float">
            <text:p>66.67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33.33" calcext:value-type="float">
            <text:p>33.33</text:p>
          </table:table-cell>
          <table:table-cell/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27:43.729197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2:55:23.551539614</meta:creation-date>
    <dc:date>2018-02-19T00:28:27.575465819</dc:date>
    <meta:editing-duration>PT8M23S</meta:editing-duration>
    <meta:editing-cycles>4</meta:editing-cycles>
    <meta:generator>LibreOffice/5.1.6.2$Linux_X86_64 LibreOffice_project/10m0$Build-2</meta:generator>
    <meta:document-statistic meta:table-count="1" meta:cell-count="76" meta:object-count="0"/>
  </office:meta>
</office:document-meta>
</file>